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8.498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Bitstream Vera Sans Mono" fo:font-size="7pt" style:font-size-asian="7pt" style:font-size-complex="7pt"/>
    </style:style>
    <style:style style:name="P2" style:family="paragraph" style:parent-style-name="Table_20_Contents">
      <style:text-properties style:font-name="Bitstream Vera Sans Mono" fo:font-size="7pt" style:font-size-asian="7pt" style:font-size-complex="7pt"/>
    </style:style>
    <style:style style:name="T1" style:family="text">
      <style:text-properties fo:background-color="#000080"/>
    </style:style>
    <style:style style:name="T2" style:family="text">
      <style:text-properties fo:background-color="#008000"/>
    </style:style>
    <style:style style:name="T3" style:family="text">
      <style:text-properties fo:background-color="#008080"/>
    </style:style>
    <style:style style:name="T4" style:family="text">
      <style:text-properties fo:background-color="#800000"/>
    </style:style>
    <style:style style:name="T5" style:family="text">
      <style:text-properties fo:background-color="#800080"/>
    </style:style>
    <style:style style:name="T6" style:family="text">
      <style:text-properties fo:background-color="#808000"/>
    </style:style>
    <style:style style:name="T7" style:family="text">
      <style:text-properties fo:background-color="#808080"/>
    </style:style>
    <style:style style:name="T8" style:family="text">
      <style:text-properties fo:background-color="#c0c0c0"/>
    </style:style>
    <style:style style:name="T9" style:family="text">
      <style:text-properties fo:background-color="#0000ff"/>
    </style:style>
    <style:style style:name="T10" style:family="text">
      <style:text-properties fo:background-color="#00ffff"/>
    </style:style>
    <style:style style:name="T11" style:family="text">
      <style:text-properties fo:background-color="#ff0000"/>
    </style:style>
    <style:style style:name="T12" style:family="text">
      <style:text-properties fo:background-color="#ff00ff"/>
    </style:style>
    <style:style style:name="T13" style:family="text">
      <style:text-properties fo:background-color="transparent"/>
    </style:style>
    <style:style style:name="T14" style:family="text">
      <style:text-properties fo:background-color="#ffff00"/>
    </style:style>
    <style:style style:name="T15" style:family="text">
      <style:text-properties fo:background-color="#666666"/>
    </style:style>
    <style:style style:name="T16" style:family="text">
      <style:text-properties fo:background-color="#ff336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Leeres EEProm</text:p>
          </table:table-cell>
          <table:table-cell table:style-name="Tabelle1.B1" office:value-type="string">
            <text:p text:style-name="P1">EEProm mit Gruppenadressen</text:p>
          </table:table-cell>
        </table:table-row>
        <table:table-row>
          <table:table-cell table:style-name="Tabelle1.A2" office:value-type="string">
            <text:p text:style-name="P1">0000: FF FF FF FF FF FF FF FF FF FF FF FF FF FF FF FF</text:p>
            <text:p text:style-name="P1">0010: FF FF FF FF FF FF FF FF FF FF FF FF FF FF FF FF</text:p>
            <text:p text:style-name="P1">0020: FF FF FF FF FF FF FF FF FF FF FF FF FF FF FF FF</text:p>
            <text:p text:style-name="P1">0030: FF FF FF FF FF FF FF FF FF FF FF FF FF FF FF FF</text:p>
            <text:p text:style-name="P1">0040: FF FF FF FF FF FF FF FF FF FF FF FF FF FF FF FF</text:p>
            <text:p text:style-name="P1">0050: FF FF FF FF FF FF FF FF FF FF FF FF FF FF FF FF</text:p>
            <text:p text:style-name="P1">0060: FF FF FF FF FF FF FF FF FF FF FF FF FF FF FF FF</text:p>
            <text:p text:style-name="P1">0070: FF FF FF FF FF FF FF FF FF FF FF FF FF FF FF FF</text:p>
            <text:p text:style-name="P1">0080: FF FF FF FF FF FF FF FF FF FF FF FF FF FF FF FF</text:p>
            <text:p text:style-name="P1">0090: FF FF FF FF FF FF FF FF FF FF FF FF FF FF FF FF</text:p>
            <text:p text:style-name="P1">00A0: FF FF FF FF FF FF FF FF FF FF FF FF FF FF FF FF</text:p>
            <text:p text:style-name="P1">00B0: FF FF FF FF FF FF FF FF FF FF FF FF FF FF FF FF</text:p>
            <text:p text:style-name="P1">00C0: FF FF FF FF FF FF FF FF FF FF FF FF FF FF FF FF</text:p>
            <text:p text:style-name="P1">00D0: FF FF FF FF FF FF FF FF FF FF FF FF FF FF FF FF</text:p>
            <text:p text:style-name="P1">00E0: FF FF FF FF FF FF FF FF FF FF FF FF FF FF FF FF</text:p>
            <text:p text:style-name="P1">00F0: FF FF FF FF FF FF FF FF FF FF FF FF FF FF FF FF</text:p>
            <text:p text:style-name="P1"/>
            <text:p text:style-name="P1">0100: FF FF FF FF 04 20 60 01 FF FF FF FF 00 FF FF FF</text:p>
            <text:p text:style-name="P1">0110: FF FF 9A FF FF FF FF 11 33 FF FF FF FF FF FF FF</text:p>
            <text:p text:style-name="P1">0120: FF FF FF FF FF FF FF FF FF FF FF FF FF FF FF FF</text:p>
            <text:p text:style-name="P1">0130: FF FF FF FF FF FF FF FF FF FF FF FF FF FF FF FF</text:p>
            <text:p text:style-name="P1">0140: FF FF FF FF FF FF FF FF FF FF FF FF FF FF FF FF</text:p>
            <text:p text:style-name="P1">0150: FF FF FF FF FF FF FF FF FF FF FF FF FF FF FF FF</text:p>
            <text:p text:style-name="P1">0160: FF FF FF FF FF FF FF FF FF FF FF FF FF FF FF FF</text:p>
            <text:p text:style-name="P1">0170: FF FF FF FF FF FF FF FF FF FF FF FF FF FF FF FF</text:p>
            <text:p text:style-name="P1">0180: FF FF FF FF FF FF FF FF FF FF FF FF FF FF FF FF</text:p>
            <text:p text:style-name="P1">0190: FF FF FF FF FF FF FF FF FF FF FF FF FF FF FF FF</text:p>
            <text:p text:style-name="P1">01A0: FF FF FF FF FF FF FF FF FF FF FF FF FF FF FF FF</text:p>
            <text:p text:style-name="P1">01B0: FF FF FF FF FF FF FF FF FF FF FF FF FF FF FF FF</text:p>
            <text:p text:style-name="P1">01C0: FF FF FF FF FF FF FF FF FF FF FF FF FF FF FF FF</text:p>
            <text:p text:style-name="P1">01D0: FF FF FF FF FF FF FF FF FF FF FF FF FF FF FF FF</text:p>
            <text:p text:style-name="P1">01E0: FF FF FF FF FF FF FF FF FF FF FF FF FF FF FF FF</text:p>
            <text:p text:style-name="P1">01F0: FF FF FF FF FF FF FF FF FF FF FF FF FF FF FF FF</text:p>
          </table:table-cell>
          <table:table-cell table:style-name="Tabelle1.B2" office:value-type="string">
            <text:p text:style-name="P1">0000: FF FF FF FF FF FF FF FF FF FF FF FF FF FF FF FF</text:p>
            <text:p text:style-name="P1">0010: FF FF FF FF FF FF FF FF FF FF FF FF FF FF FF FF</text:p>
            <text:p text:style-name="P1">0020: FF FF FF FF FF FF FF FF FF FF FF FF FF FF FF FF</text:p>
            <text:p text:style-name="P1">0030: FF FF FF FF FF FF FF FF FF FF FF FF FF FF FF FF</text:p>
            <text:p text:style-name="P1">0040: FF FF FF FF FF FF FF FF FF FF FF FF FF FF FF FF</text:p>
            <text:p text:style-name="P1">0050: FF FF FF FF FF FF FF FF FF FF FF FF FF FF FF FF</text:p>
            <text:p text:style-name="P1">0060: FF FF FF FF FF FF FF FF FF FF FF FF FF FF FF FF</text:p>
            <text:p text:style-name="P1">0070: FF FF FF FF FF FF FF FF FF FF FF FF FF FF FF FF</text:p>
            <text:p text:style-name="P1">0080: FF FF FF FF FF FF FF FF FF FF FF FF FF FF FF FF</text:p>
            <text:p text:style-name="P1">0090: FF FF FF FF FF FF FF FF FF FF FF FF FF FF FF FF</text:p>
            <text:p text:style-name="P1">00A0: FF FF FF FF FF FF FF FF FF FF FF FF FF FF FF FF</text:p>
            <text:p text:style-name="P1">00B0: FF FF FF FF FF FF FF FF FF FF FF FF FF FF FF FF</text:p>
            <text:p text:style-name="P1">00C0: FF FF FF FF FF FF FF FF FF FF FF FF FF FF 00 00</text:p>
            <text:p text:style-name="P1">00D0: 00 00 00 00 00 00 00 00 00 00 00 00 00 00 00 00</text:p>
            <text:p text:style-name="P1">00E0: FF FF FF FF FF FF FF FF FF FF FF FF FF FF FF FF</text:p>
            <text:p text:style-name="P1">00F0: FF FF FF FF FF FF FF FF FF FF FF FF FF FF FF FF</text:p>
            <text:p text:style-name="P1"/>
            <text:p text:style-name="P1">0100: FF FF FF FF <text:span text:style-name="T1">04</text:span> <text:span text:style-name="T2">20 60</text:span> <text:span text:style-name="T3">01</text:span> FF FF FF FF <text:span text:style-name="T4">00</text:span> <text:span text:style-name="T5">FF</text:span> <text:span text:style-name="T6">FF</text:span> FF</text:p>
            <text:p text:style-name="P1">0110: FF <text:span text:style-name="T7">29</text:span> <text:span text:style-name="T8">9A</text:span> FF FF FF <text:span text:style-name="T9">09</text:span> <text:span text:style-name="T10">11 33</text:span><text:span text:style-name="T13"> </text:span><text:span text:style-name="T10">11 01</text:span><text:span text:style-name="T13"> </text:span><text:span text:style-name="T10">11 02</text:span><text:span text:style-name="T13"> </text:span><text:span text:style-name="T10">11 03</text:span><text:span text:style-name="T13"> </text:span><text:span text:style-name="T10">11</text:span></text:p>
            <text:p text:style-name="P1"><text:span text:style-name="T13">0120: </text:span><text:span text:style-name="T10">04</text:span><text:span text:style-name="T13"> </text:span><text:span text:style-name="T10">11 05</text:span><text:span text:style-name="T13"> </text:span><text:span text:style-name="T10">11 06</text:span><text:span text:style-name="T13"> </text:span><text:span text:style-name="T10">11 07</text:span><text:span text:style-name="T13"> </text:span><text:span text:style-name="T10">11 08</text:span> <text:span text:style-name="T11">17</text:span> <text:span text:style-name="T12">01 00</text:span><text:span text:style-name="T13"> </text:span><text:span text:style-name="T12">02 01</text:span><text:span text:style-name="T13"> </text:span><text:span text:style-name="T12">03 02</text:span></text:p>
            <text:p text:style-name="P1"><text:span text:style-name="T13">0130: </text:span><text:span text:style-name="T12">04 03</text:span><text:span text:style-name="T13"> </text:span><text:span text:style-name="T12">05 04</text:span><text:span text:style-name="T13"> </text:span><text:span text:style-name="T12">06 05</text:span><text:span text:style-name="T13"> </text:span><text:span text:style-name="T12">07 06</text:span><text:span text:style-name="T13"> </text:span><text:span text:style-name="T12">08 07</text:span><text:span text:style-name="T13"> </text:span><text:span text:style-name="T12">FE 08</text:span><text:span text:style-name="T13"> </text:span><text:span text:style-name="T12">FE 09</text:span> <text:span text:style-name="T12">FE 0A</text:span></text:p>
            <text:p text:style-name="P1">0140: <text:span text:style-name="T12">FE 0B</text:span> <text:span text:style-name="T12">FE 0C</text:span> <text:span text:style-name="T12">FE 0D</text:span> <text:span text:style-name="T12">FE 0E</text:span> <text:span text:style-name="T12">FE 0F</text:span> <text:span text:style-name="T12">FE 10</text:span> <text:span text:style-name="T12">FE 11</text:span> <text:span text:style-name="T12">FE 12</text:span></text:p>
            <text:p text:style-name="P1">0150: <text:span text:style-name="T12">FE 13</text:span> <text:span text:style-name="T12">07 03</text:span> <text:span text:style-name="T12">07 04</text:span> <text:span text:style-name="T12">07 05</text:span> FF FF FF FF FF FF FF FF</text:p>
            <text:p text:style-name="P1">0160: FF FF FF FF FF FF FF FF FF FF FF FF FF FF FF FF</text:p>
            <text:p text:style-name="P1">0170: FF FF FF FF FF FF FF FF FF FF FF FF FF FF FF FF</text:p>
            <text:p text:style-name="P1">0180: FF FF FF FF FF FF FF FF FF FF FF FF FF FF FF FF</text:p>
            <text:p text:style-name="P1">0190: FF FF FF FF FF FF FF FF FF FF <text:span text:style-name="T14">14</text:span> <text:span text:style-name="T15">D6</text:span><text:span text:style-name="T13"> </text:span><text:span text:style-name="T16">54 97 00</text:span> <text:span text:style-name="T16">55</text:span></text:p>
            <text:p text:style-name="P1">01A0: <text:span text:style-name="T16">97 00</text:span> <text:span text:style-name="T16">56 97 00</text:span> <text:span text:style-name="T16">57 97 00</text:span> <text:span text:style-name="T16">58 97 00</text:span> <text:span text:style-name="T16">59 97 00</text:span> <text:span text:style-name="T16">5A 97</text:span></text:p>
            <text:p text:style-name="P1">01B0: <text:span text:style-name="T16">00</text:span> <text:span text:style-name="T16">5B 97 00</text:span> <text:span text:style-name="T16">5C 93 01</text:span> <text:span text:style-name="T16">5D 93 01</text:span> <text:span text:style-name="T16">5E 93 01</text:span> <text:span text:style-name="T16">5F 93 01</text:span></text:p>
            <text:p text:style-name="P1">01C0: <text:span text:style-name="T16">60 C3 00</text:span> <text:span text:style-name="T16">61 C3 00</text:span> <text:span text:style-name="T16">62 C3 00</text:span> <text:span text:style-name="T16">63 C3 00</text:span> <text:span text:style-name="T16">64 C3 00</text:span> <text:span text:style-name="T16">65</text:span></text:p>
            <text:p text:style-name="P1">01D0: <text:span text:style-name="T16">C3 00</text:span> <text:span text:style-name="T16">66 C3 00</text:span> <text:span text:style-name="T16">67 C3 00</text:span> FF FF FF FF FF FF FF FF</text:p>
            <text:p text:style-name="P1">01E0: FF FF FF FF FF FF FF FF FF FF FF FF FF FF FF FF</text:p>
            <text:p text:style-name="P1">01F0: FF FF FF FF FF FF FF FF FF FF FF FF FF FF FF FF</text:p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B2" office:value-type="string">
            <text:p text:style-name="P1">01Grp found in assoc06110706065A970006A</text:p>
          </table:table-cell>
        </table:table-row>
        <table:table-row>
          <table:table-cell table:style-name="Tabelle1.A2" office:value-type="string">
            <text:p text:style-name="P1">0000: 00 FF FF FF FF FF FF FF FF FF FF FF FF FF FF FF</text:p>
            <text:p text:style-name="P1">0010: FF FF FF FF FF FF FF FF FF FF FF FF FF FF FF FF</text:p>
            <text:p text:style-name="P1">0020: FF FF FF FF FF FF FF FF FF FF FF FF FF FF FF FF</text:p>
            <text:p text:style-name="P1">0030: FF FF FF FF FF FF FF FF FF FF FF FF FF FF FF FF</text:p>
            <text:p text:style-name="P1">0040: FF FF FF FF FF FF FF FF FF FF FF FF FF FF FF FF</text:p>
            <text:p text:style-name="P1">0050: FF FF FF FF FF FF FF FF FF FF FF FF FF FF FF FF</text:p>
            <text:p text:style-name="P1">0060: FF FF FF FF FF FF FF FF FF FF FF FF FF FF FF FF</text:p>
            <text:p text:style-name="P1">0070: FF FF FF FF FF FF FF FF FF FF FF FF FF FF FF FF</text:p>
            <text:p text:style-name="P1">0080: FF FF FF FF FF FF FF FF FF FF FF FF FF FF FF FF</text:p>
            <text:p text:style-name="P1">0090: FF FF FF FF FF FF FF FF FF FF FF FF FF FF FF FF</text:p>
            <text:p text:style-name="P1">00A0: FF FF FF FF FF FF FF FF FF FF FF FF FF FF FF FF</text:p>
            <text:p text:style-name="P1">00B0: FF FF FF FF FF FF FF FF FF FF FF FF FF FF FF FF</text:p>
            <text:p text:style-name="P1">00C0: FF FF FF FF FF FF FF FF FF FF FF FF FF FF 00 00</text:p>
            <text:p text:style-name="P1">00D0: 00 00 00 00 00 00 00 00 00 00 00 00 00 00 00 00</text:p>
            <text:p text:style-name="P1">00E0: FF FF FF FF FF FF FF FF FF FF FF FF FF FF FF FF</text:p>
            <text:p text:style-name="P1">00F0: FF FF FF FF FF FF FF FF FF FF FF FF FF FF FF FF</text:p>
            <text:p text:style-name="P1"/>
            <text:p text:style-name="P1">0100: FF FF FF FF 04 20 60 01 FF FF FF FF 00 FF FF FF</text:p>
            <text:p text:style-name="P1">0110: FF 29 9A FF FF FF 09 11 33 11 01 11 02 11 03 11</text:p>
            <text:p text:style-name="P1">0120: 04 11 05 11 06 11 07 11 08 17 01 00 02 01 03 02</text:p>
            <text:p text:style-name="P1">0130: 04 03 05 04 06 05 07 06 08 07 FE 08 FE 09 FE 0A</text:p>
            <text:p text:style-name="P1">0140: FE 0B FE 0C FE 0D FE 0E FE 0F FE 10 FE 11 FE 12</text:p>
            <text:p text:style-name="P1">0150: FE 13 07 03 07 04 07 05 FF FF FF FF FF FF FF FF</text:p>
            <text:p text:style-name="P1">0160: FF FF FF FF FF FF FF FF FF FF FF FF FF FF FF FF</text:p>
            <text:p text:style-name="P1">0170: FF FF FF FF FF FF FF FF FF FF FF FF FF FF FF FF</text:p>
            <text:p text:style-name="P1">0180: FF FF FF FF FF FF FF FF FF FF FF FF FF FF FF FF</text:p>
            <text:p text:style-name="P1">0190: FF FF FF FF FF FF FF FF FF FF 14 D6 54 97 00 55</text:p>
            <text:p text:style-name="P1">01A0: 97 00 56 97 00 57 97 00 58 97 00 59 97 00 5A 97</text:p>
            <text:p text:style-name="P1">01B0: 00 5B 97 00 5C 93 01 5D 93 01 5E 93 01 5F 93 01</text:p>
            <text:p text:style-name="P1">01C0: 60 C3 00 61 C3 00 62 C3 00 63 C3 00 64 C3 00 65</text:p>
            <text:p text:style-name="P1">01D0: C3 00 66 C3 00 67 C3 00 00 00 00 00 00 00 02 04</text:p>
            <text:p text:style-name="P1">01E0: 06 <text:span text:style-name="T11">02</text:span> 00 00 00 00 00 00 00 <text:span text:style-name="T11">02 00</text:span> 00 03 00 00 00</text:p>
            <text:p text:style-name="P1">01F0: 00 00 00 00 00 00 55 55 FF 00 00 30 33 03 FF FF</text:p>
          </table:table-cell>
          <table:table-cell table:style-name="Tabelle1.B2" office:value-type="string">
            <text:p text:style-name="P1">0000: 00 FF FF FF FF FF FF FF FF FF FF FF FF FF FF FF</text:p>
            <text:p text:style-name="P1">0010: FF FF FF FF FF FF FF FF FF FF FF FF FF FF FF FF</text:p>
            <text:p text:style-name="P1">0020: FF FF FF FF FF FF FF FF FF FF FF FF FF FF FF FF</text:p>
            <text:p text:style-name="P1">0030: FF FF FF FF FF FF FF FF FF FF FF FF FF FF FF FF</text:p>
            <text:p text:style-name="P1">0040: FF FF FF FF FF FF FF FF FF FF FF FF FF FF FF FF</text:p>
            <text:p text:style-name="P1">0050: FF FF FF FF FF FF FF FF FF FF FF FF FF FF FF FF</text:p>
            <text:p text:style-name="P1">0060: FF FF FF FF FF FF FF FF FF FF FF FF FF FF FF FF</text:p>
            <text:p text:style-name="P1">0070: FF FF FF FF FF FF FF FF FF FF FF FF FF FF FF FF</text:p>
            <text:p text:style-name="P1">0080: FF FF FF FF FF FF FF FF FF FF FF FF FF FF FF FF</text:p>
            <text:p text:style-name="P1">0090: FF FF FF FF FF FF FF FF FF FF FF FF FF FF FF FF</text:p>
            <text:p text:style-name="P1">00A0: FF FF FF FF FF FF FF FF FF FF FF FF FF FF FF FF</text:p>
            <text:p text:style-name="P1">00B0: FF FF FF FF FF FF FF FF FF FF FF FF FF FF FF FF</text:p>
            <text:p text:style-name="P1">00C0: FF FF FF FF FF FF FF FF FF FF FF FF FF FF 00 00</text:p>
            <text:p text:style-name="P1">00D0: 00 00 00 00 00 00 00 00 00 00 00 00 00 00 00 00</text:p>
            <text:p text:style-name="P1">00E0: FF FF FF FF FF FF FF FF FF FF FF FF FF FF FF FF</text:p>
            <text:p text:style-name="P1">00F0: FF FF FF FF FF FF FF FF FF FF FF FF FF FF FF FF</text:p>
            <text:p text:style-name="P1"/>
            <text:p text:style-name="P1">0100: FF FF FF FF 04 20 60 01 FF FF FF FF 00 FF FF FF</text:p>
            <text:p text:style-name="P1">0110: FF 29 9A FF FF FF 09 11 33 11 01 11 02 11 03 11</text:p>
            <text:p text:style-name="P1">0120: 04 11 05 11 06 11 07 11 08 17 01 00 02 01 03 02</text:p>
            <text:p text:style-name="P1">0130: 04 03 05 04 06 05 07 06 08 07 FE 08 FE 09 FE 0A</text:p>
            <text:p text:style-name="P1">0140: FE 0B FE 0C FE 0D FE 0E FE 0F FE 10 FE 11 FE 12</text:p>
            <text:p text:style-name="P1">0150: FE 13 07 03 07 04 07 05 FF FF FF FF FF FF FF FF</text:p>
            <text:p text:style-name="P1">0160: FF FF FF FF FF FF FF FF FF FF FF FF FF FF FF FF</text:p>
            <text:p text:style-name="P1">0170: FF FF FF FF FF FF FF FF FF FF FF FF FF FF FF FF</text:p>
            <text:p text:style-name="P1">0180: FF FF FF FF FF FF FF FF FF FF FF FF FF FF FF FF</text:p>
            <text:p text:style-name="P1">0190: FF FF FF FF FF FF FF FF FF FF 14 D6 54 97 00 55</text:p>
            <text:p text:style-name="P1">01A0: 97 00 56 97 00 57 97 00 58 97 00 59 97 00 5A 97</text:p>
            <text:p text:style-name="P1">01B0: 00 5B 97 00 5C 93 01 5D 93 01 5E 93 01 5F 93 01</text:p>
            <text:p text:style-name="P1">01C0: 60 C3 00 61 C3 00 62 C3 00 63 C3 00 64 C3 00 65</text:p>
            <text:p text:style-name="P1">01D0: C3 00 66 C3 00 67 C3 00 00 00 00 00 00 00 02 04</text:p>
            <text:p text:style-name="P1">01E0: 06 <text:span text:style-name="T11">00</text:span> 00 00 00 00 00 00 00 <text:span text:style-name="T11">05 80</text:span> 00 03 00 00 00</text:p>
            <text:p text:style-name="P1">01F0: 00 00 00 00 00 00 55 55 FF 00 00 30 33 03 FF FF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Matthias Fechner</meta:initial-creator>
    <meta:creation-date>2008-01-03T16:31:22</meta:creation-date>
    <dc:creator>Matthias Fechner</dc:creator>
    <dc:date>2008-02-10T20:40:03</dc:date>
    <meta:editing-cycles>9</meta:editing-cycles>
    <meta:editing-duration>PT14H48M2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31" meta:word-count="2185" meta:character-count="6862"/>
  </office:meta>
</office:document-meta>
</file>